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C000000C772E07BE79BFCA3F2.png" manifest:media-type="image/png"/>
  <manifest:file-entry manifest:full-path="Pictures/10000201000002580000025866DFCF359B019256.png" manifest:media-type="image/png"/>
  <manifest:file-entry manifest:full-path="Pictures/100002010000014B0000013A8057ACF7D68924EA.png" manifest:media-type="image/png"/>
  <manifest:file-entry manifest:full-path="Pictures/100002010000008A00000064C1621A8B49199A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>
      <style:graphic-properties draw:stroke="none" svg:stroke-color="#000000" draw:fill="none" draw:fill-color="#ffffff" fo:min-height="4.957cm"/>
    </style:style>
    <style:style style:name="gr4" style:family="graphic" style:parent-style-name="standard">
      <style:graphic-properties draw:stroke="none" svg:stroke-color="#000000" draw:fill="none" draw:fill-color="#ffffff" fo:min-height="3.814cm"/>
    </style:style>
    <style:style style:name="gr5" style:family="graphic" style:parent-style-name="standard">
      <style:graphic-properties draw:stroke="none" svg:stroke-color="#000000" draw:fill="none" draw:fill-color="#ffffff" fo:min-height="2.134cm"/>
    </style:style>
    <style:style style:name="gr6" style:family="graphic" style:parent-style-name="standard">
      <style:graphic-properties draw:stroke="none" svg:stroke-color="#000000" draw:fill="none" draw:fill-color="#ffffff" fo:min-height="1.52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marker-start="Arrow" draw:marker-start-width="0.3cm" draw:textarea-vertical-align="middl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478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479cm" fo:min-width="0cm"/>
    </style:style>
    <style:style style:name="gr12" style:family="graphic" style:parent-style-name="standard">
      <style:graphic-properties draw:stroke="none" svg:stroke-color="#000000" draw:fill="none" draw:fill-color="#ffffff" fo:min-height="1.655cm"/>
    </style:style>
    <style:style style:name="gr13" style:family="graphic" style:parent-style-name="standard">
      <style:graphic-properties draw:stroke="none" svg:stroke-color="#000000" draw:fill="none" draw:fill-color="#ffffff" fo:min-height="1.782cm"/>
    </style:style>
    <style:style style:name="gr14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286cm" svg:y1="4.683cm" svg:x2="3.286cm" svg:y2="6.969cm">
          <text:p/>
        </draw:line>
        <draw:frame draw:style-name="gr2" draw:text-style-name="P3" draw:layer="layout" svg:width="3.175cm" svg:height="1.673cm" svg:x="1.762cm" svg:y="2.883cm">
          <draw:text-box>
            <text:p text:style-name="P2">User / Browser</text:p>
          </draw:text-box>
        </draw:frame>
        <draw:frame draw:style-name="gr3" draw:text-style-name="P4" draw:layer="layout" svg:width="7.239cm" svg:height="5.207cm" svg:x="-0.143cm" svg:y="10.017cm">
          <draw:text-box>
            <text:p text:style-name="P2">API Gateway</text:p>
            <text:p text:style-name="P2">HTTP API</text:p>
          </draw:text-box>
        </draw:frame>
        <draw:frame draw:style-name="gr4" draw:text-style-name="P3" draw:layer="layout" svg:width="6.096cm" svg:height="4.064cm" svg:x="15.478cm" svg:y="10.144cm">
          <draw:text-box>
            <text:p>DynamoDB</text:p>
          </draw:text-box>
        </draw:frame>
        <draw:frame draw:style-name="gr5" draw:text-style-name="P4" draw:layer="layout" svg:width="5.08cm" svg:height="2.384cm" svg:x="14.97cm" svg:y="16.367cm">
          <draw:text-box>
            <text:p text:style-name="P2">Open Distro for</text:p>
            <text:p text:style-name="P2">ElasticSearch</text:p>
          </draw:text-box>
        </draw:frame>
        <draw:frame draw:style-name="gr6" draw:text-style-name="P4" draw:layer="layout" svg:width="4.064cm" svg:height="1.778cm" svg:x="22.844cm" svg:y="10.017cm">
          <draw:text-box>
            <text:p text:style-name="P2">DynamoDB</text:p>
            <text:p text:style-name="P2">Stream</text:p>
          </draw:text-box>
        </draw:frame>
        <draw:line draw:style-name="gr1" draw:text-style-name="P1" draw:layer="layout" svg:x1="19.288cm" svg:y1="8.874cm" svg:x2="22.971cm" svg:y2="8.874cm">
          <text:p/>
        </draw:line>
        <draw:line draw:style-name="gr7" draw:text-style-name="P1" draw:layer="layout" svg:x1="11.922cm" svg:y1="10.779cm" svg:x2="15.351cm" svg:y2="13.7cm">
          <text:p text:style-name="P2">Read</text:p>
          <text:p text:style-name="P2"/>
        </draw:line>
        <draw:line draw:style-name="gr7" draw:text-style-name="P1" draw:layer="layout" svg:x1="11.668cm" svg:y1="9.001cm" svg:x2="15.605cm" svg:y2="9.001cm">
          <text:p text:style-name="P2">Read / Write</text:p>
          <text:p text:style-name="P2"/>
        </draw:line>
        <draw:line draw:style-name="gr8" draw:text-style-name="P2" draw:layer="layout" svg:x1="19.542cm" svg:y1="15.097cm" svg:x2="23.225cm" svg:y2="15.097cm">
          <text:p text:style-name="P2"/>
          <text:p text:style-name="P2"/>
        </draw:line>
        <draw:frame draw:style-name="gr9" draw:text-style-name="P2" draw:layer="layout" svg:width="3.65cm" svg:height="2.645cm" svg:x="1.508cm" svg:y="7.372cm">
          <draw:image xlink:href="Pictures/100002010000008A00000064C1621A8B49199A7B.png" xlink:type="simple" xlink:show="embed" xlink:actuate="onLoad">
            <text:p/>
          </draw:image>
        </draw:frame>
        <draw:frame draw:style-name="gr9" draw:text-style-name="P2" draw:layer="layout" svg:width="3.95cm" svg:height="3.95cm" svg:x="7.845cm" svg:y="6.776cm">
          <draw:image xlink:href="Pictures/10000201000002580000025866DFCF359B019256.png" xlink:type="simple" xlink:show="embed" xlink:actuate="onLoad">
            <text:p/>
          </draw:image>
        </draw:frame>
        <draw:frame draw:style-name="gr9" draw:text-style-name="P2" draw:layer="layout" svg:width="3.95cm" svg:height="3.95cm" svg:x="19.415cm" svg:y="1.114cm">
          <draw:image xlink:href="Pictures/10000201000002580000025866DFCF359B019256.png" xlink:type="simple" xlink:show="embed" xlink:actuate="onLoad">
            <text:p/>
          </draw:image>
        </draw:frame>
        <draw:frame draw:style-name="gr9" draw:text-style-name="P2" draw:layer="layout" svg:width="3.95cm" svg:height="3.95cm" svg:x="22.844cm" svg:y="13.052cm">
          <draw:image xlink:href="Pictures/10000201000002580000025866DFCF359B019256.png" xlink:type="simple" xlink:show="embed" xlink:actuate="onLoad">
            <text:p/>
          </draw:image>
        </draw:frame>
        <draw:frame draw:style-name="gr9" draw:text-style-name="P2" draw:layer="layout" svg:width="3.089cm" svg:height="2.794cm" svg:x="15.732cm" svg:y="7.477cm">
          <draw:image xlink:href="Pictures/10000201000000DC000000C772E07BE79BFCA3F2.png" xlink:type="simple" xlink:show="embed" xlink:actuate="onLoad">
            <text:p/>
          </draw:image>
        </draw:frame>
        <draw:g>
          <draw:custom-shape draw:style-name="gr10" draw:text-style-name="P2" draw:layer="layout" svg:width="0.404cm" svg:height="0.728cm" svg:x="23.225cm" svg:y="8.52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2" draw:layer="layout" svg:width="0.404cm" svg:height="0.728cm" svg:x="23.71cm" svg:y="8.52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2" draw:layer="layout" svg:width="0.404cm" svg:height="0.728cm" svg:x="23.225cm" svg:y="8.52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2" draw:layer="layout" svg:width="0.404cm" svg:height="0.728cm" svg:x="24.195cm" svg:y="8.52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2" draw:layer="layout" svg:width="0.404cm" svg:height="0.728cm" svg:x="24.68cm" svg:y="8.52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2" draw:layer="layout" svg:width="0.404cm" svg:height="0.728cm" svg:x="25.165cm" svg:y="8.52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2" draw:layer="layout" svg:width="0.404cm" svg:height="0.729cm" draw:transform="rotate (-0.219387886975687) translate (25.809cm 8.541cm)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10" draw:text-style-name="P2" draw:layer="layout" svg:width="0.404cm" svg:height="0.728cm" draw:transform="skewX (-0.00139626340159548) rotate (-0.687659725285767) translate (26.583cm 8.817cm)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frame draw:style-name="gr9" draw:text-style-name="P2" draw:layer="layout" svg:width="2.945cm" svg:height="2.794cm" svg:x="15.986cm" svg:y="13.573cm">
          <draw:image xlink:href="Pictures/100002010000014B0000013A8057ACF7D68924EA.png" xlink:type="simple" xlink:show="embed" xlink:actuate="onLoad">
            <text:p/>
          </draw:image>
        </draw:frame>
        <draw:line draw:style-name="gr1" draw:text-style-name="P1" draw:layer="layout" svg:x1="5.318cm" svg:y1="8.874cm" svg:x2="7.985cm" svg:y2="8.874cm">
          <text:p/>
        </draw:line>
        <draw:line draw:style-name="gr1" draw:text-style-name="P1" draw:layer="layout" svg:x1="19.923cm" svg:y1="4.302cm" svg:x2="18.272cm" svg:y2="7.477cm">
          <text:p/>
        </draw:line>
        <draw:line draw:style-name="gr1" draw:text-style-name="P1" draw:layer="layout" svg:x1="24.495cm" svg:y1="7.731cm" svg:x2="22.336cm" svg:y2="4.175cm">
          <text:p/>
        </draw:line>
        <draw:line draw:style-name="gr1" draw:text-style-name="P1" draw:layer="layout" svg:x1="25.003cm" svg:y1="11.541cm" svg:x2="25.003cm" svg:y2="13.319cm">
          <text:p/>
        </draw:line>
        <draw:frame draw:style-name="gr12" draw:text-style-name="P4" draw:layer="layout" svg:width="3.048cm" svg:height="1.905cm" svg:x="23.479cm" svg:y="16.494cm">
          <draw:text-box>
            <text:p text:style-name="P2">Lambda</text:p>
            <text:p text:style-name="P2">Search</text:p>
          </draw:text-box>
        </draw:frame>
        <draw:frame draw:style-name="gr13" draw:text-style-name="P4" draw:layer="layout" svg:width="3.81cm" svg:height="2.032cm" svg:x="7.985cm" svg:y="10.017cm">
          <draw:text-box>
            <text:p text:style-name="P2">Lambda<text:line-break/>Web</text:p>
          </draw:text-box>
        </draw:frame>
        <draw:frame draw:style-name="gr14" draw:text-style-name="P4" draw:layer="layout" svg:width="3.302cm" svg:height="1.673cm" svg:x="19.669cm" svg:y="4.661cm">
          <draw:text-box>
            <text:p text:style-name="P2">Lambda<text:line-break/>Histor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7T15:11:34.890534098</meta:creation-date>
    <dc:date>2020-04-07T15:43:02.522600496</dc:date>
    <meta:editing-duration>PT11M7S</meta:editing-duration>
    <meta:editing-cycles>2</meta:editing-cycles>
    <meta:generator>LibreOffice/5.1.6.2$Linux_X86_64 LibreOffice_project/10m0$Build-2</meta:generator>
    <meta:document-statistic meta:object-count="32"/>
  </office:meta>
</office:document-meta>
</file>